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ada" officeooo:paragraph-rsid="001ca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uhguj vrheuhn vbyc4u butt4 jvnfuer dvnungh vnrut4oih fdvueisges vnuehs jjbve bdhehv byrgefsjn fghunres efngre <text:s/>jrgnke rhg gurhg hfioewqhgk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6:54:13.106438139</meta:creation-date>
    <dc:date>2024-04-11T16:55:20.767693989</dc:date>
    <meta:editing-duration>PT1M8S</meta:editing-duration>
    <meta:editing-cycles>1</meta:editing-cycles>
    <meta:document-statistic meta:table-count="0" meta:image-count="0" meta:object-count="0" meta:page-count="1" meta:paragraph-count="1" meta:word-count="18" meta:character-count="140" meta:non-whitespace-character-count="122"/>
    <meta:generator>LibreOffice/7.3.7.2$Linux_X86_64 LibreOffice_project/30$Build-2</meta:generator>
  </office:meta>
</office:document-meta>
</file>